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1" svg:font-family="&quot;Ubuntu Mono1&quot;"/>
    <style:font-face style:name="&quot;docs-Ubuntu Mono&quot;" svg:font-family="&quot;&quot;docs-Ubuntu Mono&quot;&quot;"/>
    <style:font-face style:name="Ubuntu Mono" svg:font-family="&quot;Ubuntu Mono&quot;"/>
    <style:font-face style:name="Ubuntu Mono,Arial" svg:font-family="&quot;Ubuntu Mono,Arial&quot;"/>
    <style:font-face style:name="docs-Cantarell" svg:font-family="docs-Cantarel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E69138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1C232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741B47" style:repeat-content="false"/>
      <style:paragraph-properties fo:text-align="center"/>
      <style:text-properties fo:color="#FFFFFF"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6AA84F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CFE2F3"/>
      <style:text-properties style:font-name="Ubuntu Mono1" style:font-name-asian="Ubuntu Mono1" style:font-name-complex="Ubuntu Mono1"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Ubuntu Mono1" style:font-name-asian="Ubuntu Mono1" style:font-name-complex="Ubuntu Mono1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FF9900" style:font-name="Ubuntu Mono1" style:font-name-asian="Ubuntu Mono1" style:font-name-complex="Ubuntu Mono1"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00FF00" style:font-name="Ubuntu Mono1" style:font-name-asian="Ubuntu Mono1" style:font-name-complex="Ubuntu Mono1"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middle" fo:background-color="#CFE2F3" style:repeat-content="false"/>
      <style:paragraph-properties fo:text-align="center"/>
      <style:text-properties fo:color="#99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1" style:font-name-asian="Ubuntu Mono1" style:font-name-complex="Ubuntu Mono1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top" fo:background-color="#C9DAF8"/>
      <style:text-properties style:font-name="Ubuntu Mono1" style:font-name-asian="Ubuntu Mono1" style:font-name-complex="Ubuntu Mono1"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background-color="#C9DAF8"/>
      <style:text-properties style:font-name="Ubuntu Mono1" style:font-name-asian="Ubuntu Mono1" style:font-name-complex="Ubuntu Mono1" fo:font-size="11pt" style:font-size-asian="11pt" style:font-size-complex="11pt" fo:font-style="italic" style:font-style-asian="italic" style:font-style-complex="italic"/>
    </style:style>
    <style:style style:name="ce33" style:family="table-cell" style:parent-style-name="Default" style:data-style-name="N0">
      <style:table-cell-properties fo:border-top="thin solid #FFFFFF" fo:border-bottom="none" fo:border-left="none" fo:border-right="none" style:vertical-align="to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top" fo:wrap-option="wrap" fo:background-color="#C9DAF8"/>
      <style:text-properties style:font-name="Ubuntu Mono1" style:font-name-asian="Ubuntu Mono1" style:font-name-complex="Ubuntu Mono1" fo:font-size="11pt" style:font-size-asian="11pt" style:font-size-complex="11pt"/>
    </style:style>
    <style:style style:name="ce35" style:family="table-cell" style:parent-style-name="Default" style:data-style-name="N0">
      <style:table-cell-properties style:vertical-align="automatic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6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 style:repeat-content="false"/>
      <style:paragraph-properties fo:text-align="start" fo:margin-left="0cm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37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8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39" style:family="table-cell" style:parent-style-name="Default" style:data-style-name="N0">
      <style:table-cell-properties style:vertical-align="top" fo:wrap-option="wrap" fo:background-color="#C9DAF8"/>
      <style:text-properties fo:color="#FF0000" style:font-name="Ubuntu Mono1" style:font-name-asian="Ubuntu Mono1" style:font-name-complex="Ubuntu Mono1"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1" style:family="table-cell" style:parent-style-name="Default" style:data-style-name="N0">
      <style:table-cell-properties style:vertical-align="top" fo:background-color="#C9DAF8"/>
      <style:text-properties fo:color="#FF0000" style:font-name="Ubuntu Mono1" style:font-name-asian="Ubuntu Mono1" style:font-name-complex="Ubuntu Mono1" fo:font-size="11pt" style:font-size-asian="11pt" style:font-size-complex="11pt"/>
    </style:style>
    <style:style style:name="ce42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43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4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E97132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top" fo:background-color="#C9DAF8"/>
      <style:text-properties fo:color="#FF0000" style:font-name="Ubuntu Mono1" style:font-name-asian="Ubuntu Mono1" style:font-name-complex="Ubuntu Mono1"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top" fo:background-color="#C9DAF8"/>
      <style:text-properties style:font-name="Ubuntu Mono1" style:font-name-asian="Ubuntu Mono1" style:font-name-complex="Ubuntu Mono1" fo:font-size="11pt" style:font-size-asian="11pt" style:font-size-complex="11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1" style:font-name-asian="Ubuntu Mono1" style:font-name-complex="Ubuntu Mono1"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49" style:family="table-cell" style:parent-style-name="Default" style:data-style-name="N0">
      <style:table-cell-properties style:vertical-align="top" fo:wrap-option="wrap" fo:background-color="#C9DAF8"/>
      <style:text-properties style:font-name="Ubuntu Mono1" style:font-name-asian="Ubuntu Mono1" style:font-name-complex="Ubuntu Mono1"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top" fo:wrap-option="wrap" fo:background-color="#CFE2F3"/>
      <style:text-properties style:font-name="Ubuntu Mono1" style:font-name-asian="Ubuntu Mono1" style:font-name-complex="Ubuntu Mono1" fo:font-size="11pt" style:font-size-asian="11pt" style:font-size-complex="11pt"/>
    </style:style>
    <style:style style:name="ce51" style:family="table-cell" style:parent-style-name="Default" style:data-style-name="N0">
      <style:table-cell-properties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56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00FF" style:font-name="Ubuntu Mono1" style:font-name-asian="Ubuntu Mono1" style:font-name-complex="Ubuntu Mono1" fo:font-size="11pt" style:font-size-asian="11pt" style:font-size-complex="11pt"/>
    </style:style>
    <style:style style:name="ce57" style:family="table-cell" style:parent-style-name="Default" style:data-style-name="N0">
      <style:table-cell-properties style:vertical-align="automatic" fo:background-color="#CFE2F3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00FF00" style:font-name="Ubuntu Mono,Arial" style:font-name-asian="Ubuntu Mono,Arial" style:font-name-complex="Ubuntu Mono,Arial" fo:font-size="11pt" style:font-size-asian="11pt" style:font-size-complex="11pt"/>
    </style:style>
    <style:style style:name="ce59" style:family="table-cell" style:parent-style-name="Default" style:data-style-name="N0">
      <style:table-cell-properties style:vertical-align="automatic" fo:background-color="#CFE2F3" style:repeat-content="false"/>
      <style:paragraph-properties fo:text-align="start" fo:margin-left="0cm"/>
      <style:text-properties style:font-name="Ubuntu Mono1" style:font-name-asian="Ubuntu Mono1" style:font-name-complex="Ubuntu Mono1" fo:font-size="11pt" style:font-size-asian="11pt" style:font-size-complex="11pt"/>
    </style:style>
    <style:style style:name="ce60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C9DAF8"/>
      <style:text-properties style:font-name="Ubuntu Mono1" style:font-name-asian="Ubuntu Mono1" style:font-name-complex="Ubuntu Mono1" fo:font-size="11pt" style:font-size-asian="11pt" style:font-size-complex="11pt"/>
    </style:style>
    <style:style style:name="ce62" style:family="table-cell" style:parent-style-name="Default" style:data-style-name="N0">
      <style:table-cell-properties style:vertical-align="top" fo:background-color="#C9DAF8"/>
      <style:text-properties fo:color="#0000FF" style:font-name="Ubuntu Mono1" style:font-name-asian="Ubuntu Mono1" style:font-name-complex="Ubuntu Mono1" fo:font-size="11pt" style:font-size-asian="11pt" style:font-size-complex="11pt"/>
    </style:style>
    <style:style style:name="ce63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Ubuntu Mono1" style:font-name-asian="Ubuntu Mono1" style:font-name-complex="Ubuntu Mono1" fo:font-size="11pt" style:font-size-asian="11pt" style:font-size-complex="11pt"/>
    </style:style>
    <style:style style:name="ce64" style:family="table-cell" style:parent-style-name="Default" style:data-style-name="N0">
      <style:table-cell-properties style:vertical-align="automatic" fo:background-color="#C9DAF8"/>
      <style:text-properties style:font-name="Ubuntu Mono1" style:font-name-asian="Ubuntu Mono1" style:font-name-complex="Ubuntu Mono1" fo:font-size="11pt" style:font-size-asian="11pt" style:font-size-complex="11pt"/>
    </style:style>
    <style:style style:name="ce65" style:family="table-cell" style:parent-style-name="Default" style:data-style-name="N0">
      <style:table-cell-properties style:vertical-align="to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66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67" style:family="table-cell" style:parent-style-name="Default" style:data-style-name="N0">
      <style:table-cell-properties style:vertical-align="top" fo:wrap-option="wrap" fo:background-color="#C9DAF8" style:repeat-content="false"/>
      <style:paragraph-properties fo:text-align="start" fo:margin-left="0cm"/>
      <style:text-properties style:font-name="Ubuntu Mono1" style:font-name-asian="Ubuntu Mono1" style:font-name-complex="Ubuntu Mono1"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automatic" fo:wrap-option="wrap" fo:background-color="#C9DAF8"/>
      <style:text-properties style:font-name="Ubuntu Mono1" style:font-name-asian="Ubuntu Mono1" style:font-name-complex="Ubuntu Mono1" fo:font-size="11pt" style:font-size-asian="11pt" style:font-size-complex="11pt"/>
    </style:style>
    <style:style style:name="ce69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70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 style:repeat-content="false"/>
      <style:paragraph-properties fo:text-align="start" fo:margin-left="0cm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71" style:family="table-cell" style:parent-style-name="Default" style:data-style-name="N0">
      <style:table-cell-properties style:vertical-align="top" fo:background-color="#CFE2F3"/>
      <style:text-properties fo:color="#0000FF" style:font-name="Ubuntu Mono1" style:font-name-asian="Ubuntu Mono1" style:font-name-complex="Ubuntu Mono1" fo:font-size="11pt" style:font-size-asian="11pt" style:font-size-complex="11pt"/>
    </style:style>
    <style:style style:name="ce72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73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0000FF" style:font-name="Ubuntu Mono1" style:font-name-asian="Ubuntu Mono1" style:font-name-complex="Ubuntu Mono1" fo:font-size="11pt" style:font-size-asian="11pt" style:font-size-complex="11pt"/>
    </style:style>
    <style:style style:name="ce75" style:family="table-cell" style:parent-style-name="Default" style:data-style-name="N0">
      <style:table-cell-properties style:vertical-align="top" fo:background-color="#CFE2F3"/>
      <style:text-properties style:font-name="Ubuntu Mono1" style:font-name-asian="Ubuntu Mono1" style:font-name-complex="Ubuntu Mono1" fo:font-size="11pt" style:font-size-asian="11pt" style:font-size-complex="11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77" style:family="table-cell" style:parent-style-name="Default" style:data-style-name="N0">
      <style:table-cell-properties fo:border-top="thin solid #FFFFFF" fo:border-bottom="none" fo:border-left="none" fo:border-right="none" style:vertical-align="automatic" fo:wrap-option="wra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78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00FF" style:font-name="Ubuntu Mono1" style:font-name-asian="Ubuntu Mono1" style:font-name-complex="Ubuntu Mono1" fo:font-size="11pt" style:font-size-asian="11pt" style:font-size-complex="11pt"/>
    </style:style>
    <style:style style:name="ce79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automatic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1" style:family="table-cell" style:parent-style-name="Default" style:data-style-name="N0">
      <style:table-cell-properties fo:border-top="none" fo:border-bottom="thin solid #FFFFFF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2" style:family="table-cell" style:parent-style-name="Default" style:data-style-name="N0">
      <style:table-cell-properties fo:border-top="thin solid #FFFFFF" fo:border-bottom="none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3" style:family="table-cell" style:parent-style-name="Default" style:data-style-name="N0">
      <style:table-cell-properties fo:border-top="thin solid #FFFFFF" fo:border-bottom="none" fo:border-left="none" fo:border-right="none" style:vertical-align="automatic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84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8pt" style:font-size-asian="8pt" style:font-size-complex="8pt"/>
    </style:style>
    <style:style style:name="ce87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 style:repeat-content="false"/>
      <style:paragraph-properties fo:text-align="start" fo:margin-left="0cm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88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89" style:family="table-cell" style:parent-style-name="Default" style:data-style-name="N0">
      <style:table-cell-properties style:vertical-align="automatic"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90" style:family="table-cell" style:parent-style-name="Default" style:data-style-name="N0">
      <style:table-cell-properties fo:background-color="#CFE2F3"/>
      <style:text-properties style:font-name="Ubuntu Mono1" style:font-name-asian="Ubuntu Mono1" style:font-name-complex="Ubuntu Mono1" fo:font-size="11pt" style:font-size-asian="11pt" style:font-size-complex="11pt"/>
    </style:style>
    <style:style style:name="ce91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92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docs-Cantarell" style:font-name-asian="docs-Cantarell" style:font-name-complex="docs-Cantarell" fo:font-size="11pt" style:font-size-asian="11pt" style:font-size-complex="11pt"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fo:background-color="#D0E0E3" style:repeat-content="false"/>
      <style:paragraph-properties fo:text-align="center"/>
      <style:text-properties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automatic" fo:background-color="#A4C2F4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 fo:background-color="#6D9EEB"/>
    </style:style>
    <style:style style:name="ce9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6D9EEB" style:repeat-content="false"/>
      <style:paragraph-properties fo:text-align="center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7pt" style:font-size-asian="7pt" style:font-size-complex="7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thin solid #FFFFFF" fo:border-left="none" fo:border-right="none" style:vertical-align="to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100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1" style:font-name-asian="Ubuntu Mono1" style:font-name-complex="Ubuntu Mono1" fo:font-size="11pt" style:font-size-asian="11pt" style:font-size-complex="11pt"/>
    </style:style>
    <style:style style:name="ce101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B4A7D6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8E7CC3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FFFFFF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00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CC0000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FFFFFF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FF00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00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FFFFFF" style:text-line-through-style="none" style:font-name="Ubuntu Mono1" style:font-name-asian="Ubuntu Mono1" style:font-name-complex="Ubuntu Mono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FF00FF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9" style:family="text" style:parent-style-name="Default">
      <style:text-properties fo:color="#FF00FF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0" style:family="text" style:parent-style-name="Default">
      <style:text-properties fo:color="#FF00FF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000000" style:text-line-through-style="none" style:font-name="Ubuntu Mono1" style:font-name-asian="Ubuntu Mono1" style:font-name-complex="Ubuntu Mono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FF0000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4" style:family="text" style:parent-style-name="Default">
      <style:text-properties fo:color="#00FFFF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CC0000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FF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7" style:family="text" style:parent-style-name="Default">
      <style:text-properties fo:color="#FFFFF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8" style:family="text" style:parent-style-name="Default">
      <style:text-properties fo:color="#0000FF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0000" style:text-line-through-style="none" style:font-name="Ubuntu Mono1" style:font-name-asian="Ubuntu Mono1" style:font-name-complex="Ubuntu Mono1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CC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6.43466666666667cm"/>
    </style:style>
    <style:style style:name="co3" style:family="table-column">
      <style:table-column-properties fo:break-before="auto" style:column-width="0.825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9.525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7.95866666666667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63.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4.4pt" style:use-optimal-row-height="true" fo:break-before="auto"/>
    </style:style>
    <style:style style:name="ro8" style:family="table-row">
      <style:table-row-properties style:row-height="15.6pt" style:use-optimal-row-height="true" fo:break-before="auto"/>
    </style:style>
    <style:style style:name="ro9" style:family="table-row">
      <style:table-row-properties style:row-height="27.6pt" style:use-optimal-row-height="true" fo:break-before="auto"/>
    </style:style>
    <style:style style:name="ro10" style:family="table-row">
      <style:table-row-properties style:row-height="41.4pt" style:use-optimal-row-height="true" fo:break-before="auto"/>
    </style:style>
    <style:style style:name="ro11" style:family="table-row">
      <style:table-row-properties style:row-height="39.6pt" style:use-optimal-row-height="true" fo:break-before="auto"/>
    </style:style>
    <style:style style:name="ro12" style:family="table-row">
      <style:table-row-properties style:row-height="69pt" style:use-optimal-row-height="true" fo:break-before="auto"/>
    </style:style>
    <style:style style:name="ro13" style:family="table-row">
      <style:table-row-properties style:row-height="55.2pt" style:use-optimal-row-height="true" fo:break-before="auto"/>
    </style:style>
    <style:style style:name="ro14" style:family="table-row">
      <style:table-row-properties style:row-height="82.8pt" style:use-optimal-row-height="true" fo:break-before="auto"/>
    </style:style>
    <style:style style:name="ro15" style:family="table-row">
      <style:table-row-properties style:row-height="151.8pt" style:use-optimal-row-height="true" fo:break-before="auto"/>
    </style:style>
    <style:style style:name="ro16" style:family="table-row">
      <style:table-row-properties style:row-height="207pt" style:use-optimal-row-height="true" fo:break-before="auto"/>
    </style:style>
    <style:style style:name="ro17" style:family="table-row">
      <style:table-row-properties style:row-height="110.4pt" style:use-optimal-row-height="true" fo:break-before="auto"/>
    </style:style>
    <style:style style:name="ro18" style:family="table-row">
      <style:table-row-properties style:row-height="96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3" table:default-cell-style-name="ce1"/>
        <table:table-column table:style-name="co9" table:number-columns-repeated="15361" table:default-cell-style-name="ce1"/>
        <table:table-row table:style-name="ro1">
          <table:table-cell office:value-type="string" table:number-columns-spanned="10" table:number-rows-spanned="1" table:style-name="ce93">
            <text:p>MINISHELL 🐚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20" table:style-name="ce94">
            <text:p>⚠️⚠️⚠️⚠️⚠️⚠️⚠️⚠️⚠️⚠️⚠️</text:p>
            <text:p/>
            <text:p><text:span text:style-name="T2">[FR] ATTENTION</text:span><text:span text:style-name="T2"/></text:p>
            <text:p><text:span text:style-name="T2">Les comportements présents dans cet Excel<text:s/></text:span><text:span text:style-name="T3">ne sont pas tous a gérer</text:span><text:span text:style-name="T2"><text:s/>dans la Mandatory du projet Minishell !</text:span><text:span text:style-name="T2"/></text:p>
            <text:p><text:span text:style-name="T2">Ne vous mettez pas la pression pour essayer de tous les gérer !</text:span><text:span text:style-name="T2"/></text:p>
            <text:p><text:span text:style-name="T2">Vérifiez juste pour ces cas non gerables s'ils ne Segfault pas, ou n'effectuent pas un comportement suspect !</text:span><text:span text:style-name="T2"/></text:p>
            <text:p><text:span text:style-name="T2">Utilisez votre bon sens pour exploiter au mieux ce document et faire un Minishell pas trop ambitieux, selon votre situation du projet.</text:span><text:span text:style-name="T2"/></text:p>
            <text:p><text:span text:style-name="T2">(Par contre, si vous etes chauds pour tout gérer, GG à vous !)</text:span><text:span text:style-name="T2"/></text:p>
            <text:p/>
            <text:p/>
            <text:p><text:span text:style-name="T2">Bon courage et n'hésitez pas à m'envoyer un MP si besoin !</text:span><text:span text:style-name="T2"/></text:p>
            <text:p/>
            <text:p><text:span text:style-name="T2">--------------------------------------------------------</text:span><text:span text:style-name="T2"/></text:p>
            <text:p/>
            <text:p><text:span text:style-name="T2">[EN] WARNING</text:span><text:span text:style-name="T2"/></text:p>
            <text:p><text:span text:style-name="T2">The behaviors listed in this Excel file<text:s/></text:span><text:span text:style-name="T3">are not all required to be handled</text:span><text:span text:style-name="T2"><text:s/>in the mandatory part of the Minishell project!</text:span><text:span text:style-name="T2"/></text:p>
            <text:p><text:span text:style-name="T2">Don't stress yourself out trying to handle all of them!</text:span><text:span text:style-name="T2"/></text:p>
            <text:p><text:span text:style-name="T2">Just make sure that these unmanageable cases don't cause a segfault or exhibit suspicious behavior!</text:span><text:span text:style-name="T2"/></text:p>
            <text:p><text:span text:style-name="T2">Use your common sense to make the best use of this document and create a Minishell that is not overly ambitious, depending on your project situation.</text:span><text:span text:style-name="T2"/></text:p>
            <text:p><text:span text:style-name="T2">(However, if you're up for handling everything, GG to you!)</text:span><text:span text:style-name="T2"/></text:p>
            <text:p/>
            <text:p><text:span text:style-name="T2">Good luck, and feel free to DM me if needed!</text:span><text:span text:style-name="T2"/></text:p>
            <text:p/>
            <text:p/>
            <text:p><text:span text:style-name="T4">(</text:span><text:span text:style-name="T5">GitHub : vietdu91</text:span><text:span text:style-name="T4"><text:s/>/<text:s/></text:span><text:span text:style-name="T6">Discord : vietdu91#6048</text:span><text:span text:style-name="T7"><text:s/></text:span><text:span text:style-name="T4">/<text:s/></text:span><text:span text:style-name="T8">Intra : emtran</text:span><text:span text:style-name="T4">)</text:span><text:span text:style-name="T4"/></text:p>
            <text:p/>
            <text:p><text:span text:style-name="T9">⚠️⚠️⚠️⚠️⚠️⚠️⚠️⚠️⚠️⚠️⚠️</text:span></text:p>
          </table:table-cell>
          <table:covered-table-cell table:number-columns-repeated="9"/>
          <table:table-cell table:number-columns-repeated="16374"/>
        </table:table-row>
        <table:table-row table:number-rows-repeated="18" table:style-name="ro3">
          <table:covered-table-cell/>
          <table:covered-table-cell table:number-columns-repeated="9"/>
          <table:table-cell table:number-columns-repeated="16374"/>
        </table:table-row>
        <table:table-row table:style-name="ro4">
          <table:covered-table-cell/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10" table:number-rows-spanned="1" table:style-name="ce95">
            <text:p>Gestion des comportement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number-columns-spanned="1" table:number-rows-spanned="2" table:style-name="ce96"/>
          <table:table-cell office:value-type="string" table:number-columns-spanned="1" table:number-rows-spanned="2" table:style-name="ce97">
            <text:p>test.c</text:p>
          </table:table-cell>
          <table:table-cell table:number-columns-spanned="1" table:number-rows-spanned="2" table:style-name="ce96"/>
          <table:table-cell office:value-type="string" table:style-name="ce2">
            <text:p>A faire</text:p>
          </table:table-cell>
          <table:table-cell office:value-type="string" table:style-name="ce3">
            <text:p>A tester</text:p>
          </table:table-cell>
          <table:table-cell office:value-type="string" table:style-name="ce4">
            <text:p>Leaks ?</text:p>
          </table:table-cell>
          <table:table-cell office:value-type="string" table:style-name="ce5">
            <text:p>Fonctionne</text:p>
          </table:table-cell>
          <table:table-cell office:value-type="string" table:number-columns-spanned="1" table:number-rows-spanned="2" table:style-name="ce97">
            <text:p>Comportement attendu</text:p>
          </table:table-cell>
          <table:table-cell office:value-type="string" table:number-columns-spanned="1" table:number-rows-spanned="2" table:style-name="ce97">
            <text:p>Sortie d'exit (echo $?)</text:p>
          </table:table-cell>
          <table:table-cell office:value-type="string" table:number-columns-spanned="1" table:number-rows-spanned="2" table:style-name="ce97">
            <text:p>Notes</text:p>
          </table:table-cell>
          <table:table-cell table:number-columns-repeated="16374"/>
        </table:table-row>
        <table:table-row table:style-name="ro6">
          <table:covered-table-cell/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8">
            <text:p>OK<text:s/><text:span text:style-name="T10">KO</text:span></text:p>
          </table:table-cell>
          <table:table-cell office:value-type="string" table:style-name="ce9">
            <text:p>OK<text:s/><text:span text:style-name="T11">KO</text:span></text:p>
          </table:table-cell>
          <table:covered-table-cell/>
          <table:covered-table-cell/>
          <table:covered-table-cell/>
          <table:table-cell table:number-columns-repeated="16374"/>
        </table:table-row>
        <table:table-row table:style-name="ro6">
          <table:table-cell office:value-type="string" table:number-columns-spanned="1" table:number-rows-spanned="57" table:style-name="ce98">
            <text:p>CARACTERES A LA VOLEE (SYNTAXE)<text:s/><text:span text:style-name="T12">🌦</text:span></text:p>
          </table:table-cell>
          <table:table-cell office:value-type="string" table:style-name="ce10">
            <text:p><text:span text:style-name="T14">$&gt;</text:span><text:s/>\n (touche entrée)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99">
            <text:p>$&gt;</text:p>
          </table:table-cell>
          <table:table-cell office:value-type="string" table:style-name="ce16">
            <text:p>Exit de l'ancienne commande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0">
            <text:p><text:span text:style-name="T14">$&gt;</text:span><text:s/>[<text:span text:style-name="T16">que des espaces</text:span>]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0">
            <text:p><text:span text:style-name="T14">$&gt;</text:span><text:s/>[<text:span text:style-name="T16">que des tabulations</text:span>]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string" table:style-name="ce16">
            <text:p>Crl + V + Tab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: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20">
            <text:p>0</text:p>
          </table:table-cell>
          <table:table-cell office:value-type="string" table:style-name="ce16">
            <text:p>Marche aussi pour "#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!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1" table:style-name="ce2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100">
            <text:p>bash: syntax error near</text:p>
            <text:p>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&l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&gt;&gt;&gt;&gt;&gt;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&lt;&lt;&lt;&lt;&lt;&lt;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&gt; &gt; 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/../../../../.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///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1">
            <text:p>$&gt;<text:s/><text:span text:style-name="T13">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1">
            <text:p>$&gt;<text:s/><text:span text:style-name="T13">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1">
            <text:p>$&gt;<text:s/><text:span text:style-name="T13">\\\\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-</text:span>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-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aussi pour "_@°]=+£$?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les metacharacters "&amp;();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| 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|||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|&g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;;;;;;;;;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 (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 ( ( (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hola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hola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'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crashtest.c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Docs/attest.cation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*/*: No such file or directory</text:p>
          </table:table-cell>
          <table:table-cell office:value-type="float" office:value="127" table:style-name="ce18">
            <text:p>127</text:p>
          </table:table-cell>
          <table:table-cell office:value-type="string" table:style-name="ce24">
            <text:p><text:span text:style-name="T18">[BONUS]<text:s/></text:span><text:span text:style-name="T15">S'il n'y aucun dossier à l'intérieur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: filename argument required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.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/!\ A gerer comme une erreur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4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4ABC=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 que tal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akefil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Makefile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14" table:style-name="ce101">
            <text:p>ECHO<text:s/><text:span text:style-name="T20">🎉</text:span></text:p>
          </table:table-cell>
          <table:table-cell office:value-type="string" table:style-name="ce19">
            <text:p><text:span text:style-name="T14">$&gt;<text:s/></text:span>echo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-n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-n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n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echo Hola Que Tal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n 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2">
            <text:p>M'affiche `\n hola`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" " | cat -e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| cat -e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""''echo hola""'''' que""'' tal""''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/>echo -n -n Hola Qu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p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p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n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-nnn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-nnn -nnn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n-nnn -nnn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hola -nnn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-nnn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nnn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------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------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-------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nn---nnn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----nn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nn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----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$?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 | echo $? | echo $?</text:p>
          </table:table-cell>
          <table:table-cell table:style-name="ce35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6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:$=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:$=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 $ " | cat -e</text:p>
          </table:table-cell>
          <table:table-cell table:style-name="ce3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 $ '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NON GER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text:span text:style-name="T17">xterm-256color</text:span>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8">
            <text:p><text:span text:style-name="T17">100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9">
            <text:p>J'ai pas UID dans la env. je ne sais pas pourquoi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$HOME9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0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Marche pour tous les caractères alphanumériques de l'ASCII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$HOME%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Marche pour les autres caractères (ponctuation, caractères non-ASCII, etc.)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<text:span text:style-name="T17">1000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Probleme avec UID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42">
            <text:p><text:span text:style-name="T14">$&gt;</text:span><text:span text:style-name="T13"><text:s/>echo Le path de mon HOME est 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Le path de mon HOME est<text:span text:style-name="T17"><text:s/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42">
            <text:p><text:span text:style-name="T14">$&gt;</text:span><text:span text:style-name="T13"><text:s/>echo $USER$var\$USER$USER\$USERtest$USER</text:span>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3">
            <text:p><text:span text:style-name="T17">vietdu91</text:span><text:span text:style-name="T13">$USER</text:span><text:span text:style-name="T17">vietdu91</text:span><text:span text:style-name="T13">$USERtest</text:span><text:span text:style-name="T17">vietdu91</text:span><text:span text:style-name="T17"/>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 ne pas gerer si '\' non gere :</text:p>
            <text:p>Doit sortir : vietdu91vietdu91vietdu91vietdu91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$hola*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3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Cas d'un variable inexistant</text:p>
            <text:p><text:span text:style-name="T23">Probleme avec * qui n'est pas considérée comme un caractère de variable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n $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3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Problème avec -nnn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text:s/></text:span>echo &gt; &lt;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1">
            <text:p>Problème me met token`&gt;' au lieu de l'autre chevron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text:s/></text:span>echo | |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5">
            <text:p>Attend une autre entrée de ligne alors que devrait bugger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echo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EechoE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.echo.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.echo.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6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&gt;echo&gt;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2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5">
            <text:p>Erreur non détéctée avant exec + leaks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&lt;echo&lt;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5">
            <text:p>Message d'erreur incorrect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&gt;&gt;echo&gt;&gt;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5">
            <text:p>Erreur non détéctée avant exec + mauvais message d'erreur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|echo|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5">
            <text:p>Erreur non détéctée avant fin de readline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|echo -n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'*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*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D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Docs Dockers Drawings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*Z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*Z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*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text:s/></text:span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*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3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hola*hola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*hola<text:s/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$hola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HOME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""</text:p>
          </table:table-cell>
          <table:table-cell table:style-name="ce22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"$"""</text:p>
          </table:table-cell>
          <table:table-cell table:style-name="ce22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8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'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8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'HOME</text:p>
          </table:table-cell>
          <table:table-cell table:style-name="ce35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"HOME</text:p>
          </table:table-cell>
          <table:table-cell table:style-name="ce35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HO"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HO'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HO""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HO''ME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"'$HO''ME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'''ME'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⚠️ Il y a bien 3 singles quotes avant le ME. Je ne sais pas pourquoi Excel tronque à l'affichage le 3e quot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office:value-type="string" table:style-name="ce41">
            <text:p>Petit espace en trop dans l'affichag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""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''ME'</text:p>
          </table:table-cell>
          <table:table-cell table:style-name="ce35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ME'</text:p>
          </table:table-cell>
          <table:table-cell table:style-name="ce35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"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=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$=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LA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LA'</text:p>
          </table:table-cell>
          <table:table-cell table:style-name="ce35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1">
            <text:p>Le dollard s'affiche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$DONTEXIST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hola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ola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'o'la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'h'o'la'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''h'o'la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"h'o'la"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"'hola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echo'hola'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hola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"hola"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"hola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'ho"''''l"a'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"l"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"""""""""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'''''''''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''''''''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'''''''''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""""""""""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"""""""""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"cho hola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ho hola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 "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bonjour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hola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e"'c'ho 'b'"o"nj"o"'u'r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"e"'c'ho 'b'"o"nj"o"'u'r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e'c'ho 'b'onjo'u'r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Makefil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"Makefil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 "Makefil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ttention a l'espace avant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10" table:style-name="ce102">
            <text:p>💰</text:p>
          </table:table-cell>
          <table:table-cell office:value-type="string" table:style-name="ce19">
            <text:p><text:span text:style-name="T14">$&gt;</text:span><text:s/>$?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<text:s/><text:span text:style-name="T17">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50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?$?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<text:s/><text:span text:style-name="T17">0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?$HOM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?<text:span text:style-name="T17">/home/vietdu91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$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dskjhfkdshfs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$HOMEdskjhfkdshfsd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$HOMEdskjhfkdshfsd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$HOMEsddfddfssfdf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DONTEXIS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Cas d'un variable inexistan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bash: -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0" table:style-name="ce101">
            <text:p>SIGNAUX 🛰</text:p>
          </table:table-cell>
          <table:table-cell office:value-type="string" table:style-name="ce19">
            <text:p><text:span text:style-name="T14">$&gt;<text:s/></text:span><text:span text:style-name="T24">Ctlr-C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4">$&gt;</text:span><text:s/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24">Ctlr-C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4">$&gt;</text:span><text:s/>hola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cat (faire<text:s/><text:span text:style-name="T24">Ctlr-C<text:s/></text:span>apres avoir fait plusieurs fois [ENTREE])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cat | rev(faire<text:s/><text:span text:style-name="T24">Ctlr-C<text:s/></text:span>apres avoir fait plusieurs fois [ENTREE])</text:p>
          </table:table-cell>
          <table:table-cell table:style-name="ce3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4">Ctlr-D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<text:span text:style-name="T14">$&gt;</text:span><text:s/>exit</text:p>
            <text:p><text:span text:style-name="T24">~/minishell</text:span><text:s/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Sort du program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4">Ctlr-D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4">Ctlr-\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4">Ctlr-\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cat (faire<text:s/><text:span text:style-name="T24">Ctlr-\<text:s/></text:span>apres avoir fait plusieurs fois [ENTREE])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/>
            <text:p/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4">Ctlr-Z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9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4">Ctlr-C<text:s/></text:span>une seconde apres)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9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4">Ctlr-D<text:s/></text:span>une seconde apres)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9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4">Ctlr-\<text:s/></text:span>une seconde apres)</text:p>
          </table:table-cell>
          <table:table-cell table:style-name="ce17"/>
          <table:table-cell table:style-name="ce12"/>
          <table:table-cell table:style-name="ce51"/>
          <table:table-cell table:style-name="ce14"/>
          <table:table-cell office:value-type="string" table:style-name="ce44">
            <text:p>DIF</text:p>
          </table:table-cell>
          <table:table-cell office:value-type="string" table:style-name="ce19"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table-cell office:value-type="string" table:number-columns-spanned="1" table:number-rows-spanned="113" table:style-name="ce103">
            <text:p><text:span text:style-name="T12">🛫<text:s/></text:span>ENV &amp; EXPORT &amp; UNSET<text:s/><text:span text:style-name="T12">🛬</text:span></text:p>
          </table:table-cell>
          <table:table-cell office:value-type="string" table:style-name="ce19"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 hola que ta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 env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 env env env env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nv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<text:s/><text:span text:style-name="T17">./Makefile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‘./Makefile’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xpor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0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</text:p>
            <text:p><text:span text:style-name="T14">$&gt;</text:span><text:s/>expor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export HOME="<text:span text:style-name="T17">/home/vietdu91</text:span>"</text:p>
            <text:p>export Hola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50">
            <text:p>Hola n'existe pas dans env mais il existe dans expor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hey</text:p>
            <text:p><text:span text:style-name="T14">$&gt;</text:span><text:s/>expor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export HOME="<text:span text:style-name="T17">/home/vietdu91</text:span>"</text:p>
            <text:p>export Hola9hey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0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$DONTEXIS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export HOME="<text:span text:style-name="T17">/home/vietdu91</text:span>"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0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| grep "HOME"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export HOME="<text:span text:style-name="T17">/home/vietdu91</text:span>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19">
            <text:p>bash: expor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=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%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xport: ʻ%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?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xport: `<text:span text:style-name="T17">0</text:span>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?=2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export: ʻ?=2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9HOLA=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export: ʻ9HOLA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9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_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__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_LA_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_HO_LA_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@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ʻHOL@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50">
            <text:p>Cas où le nom de variable ne contient pas de lettres, ni de chiffres, ni d'underscores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\~A=bonjour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L~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HOL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export: -H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-HOL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export: --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-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LA-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-L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-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.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L.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\\\$A=bonjour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L\$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\\\\LA=bonjour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\\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}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L}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{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L{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*L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*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#L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#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@L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@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!L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!LA=bonjour: event not found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$?L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19">
            <text:p>...</text:p>
            <text:p>HO<text:span text:style-name="T17">0</text:span>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+HOL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+HO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+A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30">
            <text:p>bash: export: `HOL+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...</text:p>
            <text:p>HO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bonjour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"+=" s'ajoute au contenu de la variabl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HOLA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19">
            <text:p>bash: export: ʻ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 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 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bon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 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soir</text:p>
            <text:p><text:span text:style-name="T14">$&gt;</text:span><text:s/>export HOLA=bonretour</text:p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$HOME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bonjour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$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bon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16">
            <text:p>Le cas où la variable "$jour" n'existe pa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bon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bon\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\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bon(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pour les caractères : ()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bon()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bon&amp;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pour les caractères : &amp;|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@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 env</text:p>
            <text:p>...</text:p>
            <text:p>HOLA=bon@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;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19">
            <text:p>bash: jour: command not found</text:p>
            <text:p>$&gt; env</text:p>
            <text:p>...</text:p>
            <text:p>HOLA=bon</text:p>
            <text:p>$&gt;</text:p>
          </table:table-cell>
          <table:table-cell office:value-type="string" table:style-name="ce18">
            <text:p>127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!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8">
            <text:p>bash: !jour: event not found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"jour"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$USER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A<text:span text:style-name="T17">vietdu91</text:span>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HOLA=bonjour"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bonjour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bonjour=bonjour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onjour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 -n bonjour "</text:p>
            <text:p><text:span text:style-name="T14">$&gt;</text:span><text:s/>echo $HOLA</text:p>
          </table:table-cell>
          <table:table-cell table:style-name="ce53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onjour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/</text:p>
            <text:p><text:span text:style-name="T14">$&gt;</text:span><text:s/>echo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onjour /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'"'</text:p>
            <text:p><text:span text:style-name="T14">$&gt;</text:span><text:s/>echo " $HOLA " | cat -e</text:p>
          </table:table-cell>
          <table:table-cell table:style-name="ce54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" 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at</text:p>
            <text:p><text:span text:style-name="T14">$&gt;</text:span><text:s/>c$HOLA Makefil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6">[cela affiche le Makefile]</text:span><text:span text:style-name="T16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cat Makefile | grep NAME"</text:p>
            <text:p><text:span text:style-name="T14">$&gt;</text:span><text:s/>echo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6">
            <text:p>cat Makefile | grep NA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hey</text:p>
            <text:p><text:span text:style-name="T14">$&gt;</text:span><text:s/>echo $HOLA$HOLA$HOLA=hey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eyheyhey=heyhey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50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onjour hey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0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"""$HOLA""" | cat -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0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$HOLA" | cat -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wesh 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0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"$HOLA.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wesh bonjour hey .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50">
            <text:p>/!\ Bien supprimer les espaces en trop au debut et a la fin du string d'export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"HOLA.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wesh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HOLA HOLA".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weshHOLA 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" hola et $HOLA"</text:p>
            <text:p><text:span text:style-name="T14">$&gt;</text:span><text:s/>echo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et 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' hola et $HOLA'</text:p>
            <text:p><text:span text:style-name="T14">$&gt;</text:span><text:s/>echo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et $HOLA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30">
            <text:p><text:span text:style-name="T14">$&gt;</text:span><text:s/>export HOLA=bonjour</text:p>
            <text:p><text:span text:style-name="T14">$&gt;</text:span><text:s/>export HOLA=" hola et $HOLA"$HOLA</text:p>
            <text:p><text:span text:style-name="T14">$&gt;</text:span><text:s/>echo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et bonjour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ls -l - a"</text:p>
            <text:p><text:span text:style-name="T14">$&gt;</text:span><text:s/>echo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ls -l - a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$HOLA</text:p>
          </table:table-cell>
          <table:table-cell table:style-name="ce53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<text:span text:style-name="T17">[...]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"$HOLA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ls -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'$HOLA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l$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$HOLAs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"$HOLA"s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=A=bonjour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=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'$HOLA's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$HOLA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=A=""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HOL=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TE+S=T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55">
            <text:p>bash: export: `TE+S=T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="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5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'='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5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="="=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55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='='=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55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HOLA"BYE"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6">
            <text:p>bash: p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'$BYE'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6">
            <text:p>bash: p$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"$BYE"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6">
            <text:p>/home/vietdu91/42_works/minishell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"HOLA"$"BYE"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6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'HOLA'$'BYE'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6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-n</text:p>
            <text:p><text:span text:style-name="T14">$&gt;</text:span><text:s/>"echo $HOLA" hey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bash: echo -n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A=1 B=2 C=3 D=4 E=5 F=6 G=7 H=8</text:p>
            <text:p><text:span text:style-name="T14">$&gt;</text:span><text:s/>echo "$A'$B"'$C"$D'$E'"$F'"'$G'$H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1'2$C"$D5"$F'7'8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3">
            <text:p/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ls</text:p>
          </table:table-cell>
          <table:table-cell table:style-name="ce5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ls: No such file or directory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58">
            <text:p><text:span text:style-name="T26">$&gt;</text:span><text:span text:style-name="T27"><text:s/>unset ""</text:span></text:p>
          </table:table-cell>
          <table:table-cell table:style-name="ce5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5">
            <text:p>bash: unset: `': not a valid identifie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INEXISTAN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59">
            <text:p>0</text:p>
          </table:table-cell>
          <table:table-cell office:value-type="string" table:style-name="ce16">
            <text:p>Cas où la variable n'existe pas</text:p>
          </table:table-cell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pw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text:s/></text:span>pwd</text:p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cd $PWD</text:p>
            <text:p><text:span text:style-name="T14">$&gt;</text:span><text:s/>pw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/42_works/minishell</text:span><text:span text:style-name="T17"/></text:p>
            <text:p>$&gt;</text:p>
            <text:p>$&gt;</text:p>
            <text:p>$&gt;</text:p>
            <text:p><text:span text:style-name="T17">/home/vietdu91</text:span>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OLDPWD</text:p>
            <text:p><text:span text:style-name="T14">$&gt;</text:span><text:s/>env | grep OLDPW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  <text:p>$&gt;</text:p>
          </table:table-cell>
          <table:table-cell office:value-type="string" table:style-name="ce59">
            <text:p>0</text:p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9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9HOLA': not a valid identifier</text:p>
            <text:p>$&gt;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A9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59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?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A HOL?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9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?A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9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?A HOL.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?A': not a valid identifier</text:p>
            <text:p>bash: unset: `HOL.A': not a valid identifier</text:p>
            <text:p>$&gt;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A=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A=': not a valid identifier</text:p>
            <text:p>$&gt;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52"/>
          <table:table-cell office:value-type="string" table:style-name="ce19">
            <text:p><text:span text:style-name="T14">$&gt;</text:span><text:s/>unset HOL\\\\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\\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52"/>
          <table:table-cell office:value-type="string" table:style-name="ce19">
            <text:p><text:span text:style-name="T14">$&gt;</text:span><text:s/>unset HOL;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A: command not found</text:p>
          </table:table-cell>
          <table:table-cell office:value-type="float" office:value="127" table:style-name="ce59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.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.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+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+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=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=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{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{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}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}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-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-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-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unset: -H: invalid option</text:p>
          </table:table-cell>
          <table:table-cell office:value-type="float" office:value="2" table:style-name="ce59">
            <text:p>2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_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59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_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59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A_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59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*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*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#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#A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9">
          <table:table-cell table:style-name="ce52"/>
          <table:table-cell office:value-type="string" table:style-name="ce19">
            <text:p><text:span text:style-name="T14">$&gt;</text:span><text:s/>unset $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0">
            <text:p>Il va unset le contenu de $HOLA, c'est-a-dire la variable bonjour</text:p>
          </table:table-cell>
          <table:table-cell table:number-columns-repeated="16374"/>
        </table:table-row>
        <table:table-row table:style-name="ro9">
          <table:table-cell table:style-name="ce52"/>
          <table:table-cell office:value-type="string" table:style-name="ce19">
            <text:p><text:span text:style-name="T14">$&gt;</text:span><text:s/>unset $PW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unset: `<text:span text:style-name="T17">/home/vietdu91/42_works/minishell</text:span>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@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@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!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!A: event not found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^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HOL^A': not a valid identifier</text:p>
          </table:table-cell>
          <table:table-cell office:value-type="float" office:value="1" table:style-name="ce18">
            <text:p>1</text:p>
          </table:table-cell>
          <table:table-cell table:style-name="ce50"/>
          <table:table-cell table:number-columns-repeated="16374"/>
        </table:table-row>
        <table:table-row table:style-name="ro9">
          <table:table-cell table:style-name="ce52"/>
          <table:table-cell office:value-type="string" table:style-name="ce19">
            <text:p><text:span text:style-name="T14">$&gt;</text:span><text:s/>unset HOL$?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0">
            <text:p>Unset prend en compte le contenu de $?, c'est-a-dire qu'il lit HOL0A ou HOL127A</text:p>
          </table:table-cell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HOL\~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unset: `HOL~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"" HOLA</text:p>
            <text:p><text:span text:style-name="T14">$&gt;<text:s/></text:span>env | grep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  <text:p>$&gt;</text:p>
          </table:table-cell>
          <table:table-cell office:value-type="string" table:style-name="ce18">
            <text:p>0</text:p>
            <text:p>1</text:p>
          </table:table-cell>
          <table:table-cell office:value-type="string" table:style-name="ce16">
            <text:p>HOLA sera quand meme unset !!</text:p>
          </table:table-cell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  <text:p>$&gt;</text:p>
          </table:table-cell>
          <table:table-cell office:value-type="string" table:style-name="ce59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PATH</text:p>
            <text:p><text:span text:style-name="T14">$&gt;<text:s/></text:span>cat Makefil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cat: No such file or directory</text:p>
            <text:p>$&gt;</text:p>
          </table:table-cell>
          <table:table-cell office:value-type="string" table:style-name="ce59">
            <text:p>0</text:p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=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=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======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======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++++++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unset: `++++++': not a valid identifier</text:p>
          </table:table-cell>
          <table:table-cell office:value-type="float" office:value="1" table:style-name="ce59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_______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18"/>
          <table:table-cell office:value-type="string" table:style-name="ce19">
            <text:p><text:span text:style-name="T14">$&gt;</text:span><text:s/>unset expor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echo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pw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c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unse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unset sudo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2"/>
          <table:table-cell office:value-type="string" table:style-name="ce19">
            <text:p><text:span text:style-name="T14">$&gt;</text:span><text:s/>export hola | unset hola | echo $?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0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4" table:style-name="ce101">
            <text:p>FICHIERS BINAIRES 0️⃣ 1️⃣</text:p>
          </table:table-cell>
          <table:table-cell office:value-type="string" table:style-name="ce19">
            <text:p><text:span text:style-name="T14">$&gt;</text:span><text:s/>/bin/echo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cho Hola Que Tal</text:p>
          </table:table-cell>
          <table:table-cell table:style-name="ce3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nv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cd<text:s/><text:span text:style-name="T17">Desktop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/bin/cd: No such file or directory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8">
          <table:table-cell office:value-type="string" table:number-columns-spanned="1" table:number-rows-spanned="2" table:style-name="ce104">
            <text:p>HISTORIQUE<text:s/><text:span text:style-name="T12">🏦</text:span></text:p>
          </table:table-cell>
          <table:table-cell office:value-type="string" table:style-name="ce10">
            <text:p><text:span text:style-name="T14">$&gt;</text:span><text:s/>histor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558 echo $?</text:p>
            <text:p>559 clear</text:p>
            <text:p>560 history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les 500 dernières commande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0">
            <text:p><text:span text:style-name="T14">$&gt;</text:span><text:s/>[<text:span text:style-name="T16">touche du haut</text:span>]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0">
            <text:p><text:span text:style-name="T14">$&gt;</text:span><text:s/>clear</text:p>
          </table:table-cell>
          <table:table-cell office:value-type="string" table:style-name="ce18">
            <text:p>/</text:p>
          </table:table-cell>
          <table:table-cell office:value-type="string" table:style-name="ce16">
            <text:p>Defile l'historique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71" table:style-name="ce101">
            <text:p>CD 💿 PWD</text:p>
          </table:table-cell>
          <table:table-cell office:value-type="string" table:style-name="ce19">
            <text:p><text:span text:style-name="T14">$&gt;</text:span><text:s/>pwd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Retourne $PWD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./hola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 que tal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p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dif</text:p>
          </table:table-cell>
          <table:table-cell office:value-type="string" table:style-name="ce19">
            <text:p>bash: pwd: -p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p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dif</text:p>
          </table:table-cell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-p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dif</text:p>
          </table:table-cell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4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pwd -- p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dif</text:p>
          </table:table-cell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pwd pwd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dif</text:p>
          </table:table-cell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N'affiche qu'une foi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dif</text:p>
          </table:table-cell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 env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dif</text:p>
          </table:table-cell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4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d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4">
            <text:p>On doit se retrouver dans le dossier défini par $HOME</text:p>
            <text:p><text:span text:style-name="T28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L'user reste dans le même dossier</text:p>
            <text:p><text:span text:style-name="T28">/home/vietdu91/42_works/minishell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/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On se retrouve au dossier précédent</text:p>
            <text:p><text:span text:style-name="T28">/home/vietdu91/42_work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3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3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3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/././.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3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</text:span>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 objs</text:span></text:p>
          </table:table-cell>
          <table:table-cell table:style-name="ce64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<text:span text:style-name="T17">srcs</text:span>'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<text:span text:style-name="T17">srcs</text:span>"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etc'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8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'tc'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"tc"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</text:span>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cd:<text:s/><text:span text:style-name="T17">sr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Makefile</text:span></text:p>
          </table:table-cell>
          <table:table-cell table:style-name="ce64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cd:<text:s/><text:span text:style-name="T17">Makefile</text:span>: Not a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2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text:span text:style-name="T17">minishell</text:span>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/../../../../..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d .././../.././../bin/ls</text:p>
          </table:table-cell>
          <table:table-cell table:style-name="ce64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cd: .././../.././../bin/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'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8">/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//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'//'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8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</text:p>
            <text:p><text:span text:style-name="T14">$&gt;</text:span><text:s/>pwd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/////</text:p>
            <text:p><text:span text:style-name="T14">$&gt;</text:span><text:s/>pwd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///////'</text:p>
            <text:p><text:span text:style-name="T14">$&gt;</text:span><text:s/>pwd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8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text:span text:style-name="T17">minishell</text:span></text:p>
          </table:table-cell>
          <table:table-cell table:style-name="ce64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dif</text:p>
          </table:table-cell>
          <table:table-cell office:value-type="string" table:style-name="ce19">
            <text:p>bash: cd:<text:s/><text:span text:style-name="T17">/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  <text:p><text:span text:style-name="T14">$&gt;</text:span><text:s/>cd ..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_</text:p>
          </table:table-cell>
          <table:table-cell table:style-name="ce64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cd: _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OLD_PWD</text:p>
            <text:p>$OLD_PWD et $PWD sont inversés</text:p>
            <text:p><text:span text:style-name="T28">/home/vietdu91/42_works/minishell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--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HOME</text:p>
            <text:p>$OLD_PWD et $PWD sont inversés</text:p>
            <text:p><text:span text:style-name="T28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--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c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6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3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 $HOME</text:p>
          </table:table-cell>
          <table:table-cell table:style-name="ce64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/<text:span text:style-name="T17">42_works</text:span>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3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$PWD/<text:span text:style-name="T17">srcs</text:span>"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$PWD/<text:span text:style-name="T17">srcs</text:span>'</text:p>
          </table:table-cell>
          <table:table-cell table:style-name="ce64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cd: $PWD<text:span text:style-name="T17">/srcs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cd $HOME</text:p>
          </table:table-cell>
          <table:table-cell table:style-name="ce64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dif</text:p>
          </table:table-cell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=</text:p>
            <text:p><text:span text:style-name="T14">$&gt;</text:span><text:s/>cd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44">
            <text:p>DIF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</text:p>
            <text:p><text:span text:style-name="T14">$&gt;</text:span><text:s/>cd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dif</text:p>
          </table:table-cell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cd<text:s/><text:span text:style-name="T17">minishell Docs crashtest.c</text:span></text:p>
          </table:table-cell>
          <table:table-cell table:style-name="ce64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dif</text:p>
          </table:table-cell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$?</text:p>
            <text:p><text:span text:style-name="T14">$&gt;</text:span><text:s/>pwd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0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~</text:p>
          </table:table-cell>
          <table:table-cell table:style-name="ce6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~/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~/ | echo $?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7">
            <text:p>[BONUS]<text:s/><text:span text:style-name="T15">S'il n'y a qu'un seul<text:s/></text:span><text:span text:style-name="T29">dossier</text:span><text:span text:style-name="T15"><text:s/>et rien d'autre</text:span>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7">
            <text:p>[BONUS]<text:s/><text:span text:style-name="T15">S'il n'y a qu'un seul<text:s/></text:span><text:span text:style-name="T29">fichier</text:span><text:span text:style-name="T15"><text:s/>et rien d'autre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6">
            <text:p>[BONUS]<text:s/><text:span text:style-name="T15">S'il y au moins deux éléments</text:span>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 ..</text:p>
          </table:table-cell>
          <table:table-cell table:style-name="ce68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dif</text:p>
          </table:table-cell>
          <table:table-cell office:value-type="string" table:style-name="ce30">
            <text:p>chdir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pwd</text:p>
          </table:table-cell>
          <table:table-cell table:style-name="ce68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dif</text:p>
          </table:table-cell>
          <table:table-cell office:value-type="string" table:style-name="ce30">
            <text:p>pwd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68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<text:span text:style-name="T17">/home/vietdu91/42_works/minishell/a/b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68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<text:span text:style-name="T17">/home</text:span><text:span text:style-name="T17"/></text:p>
            <text:p>$&gt;</text:p>
            <text:p><text:span text:style-name="T17">/home/vietdu91/42_works/minishell/a/b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cd a</text:p>
            <text:p><text:span text:style-name="T14">$&gt;</text:span><text:s/>rm -r 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68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<text:span text:style-name="T17">../../../home/vietdu91/42_works/minishell/a</text:span><text:span text:style-name="T17"/></text:p>
            <text:p>$&gt;</text:p>
            <text:p><text:span text:style-name="T17">../../..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 $HOME/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3">
            <text:p><text:span text:style-name="T21">A gerer ?</text:span><text:span text:style-name="T21"/></text:p>
            <text:p>/home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<text:s/><text:span text:style-name="T17">home/vietdu91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3">
            <text:p><text:span text:style-name="T21">A gerer ?</text:span><text:span text:style-name="T21"/></text:p>
            <text:p>/home/vietdu9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2">
            <text:p><text:span text:style-name="T21">A gerer ?</text:span><text:span text:style-name="T21"/></text:p>
            <text:p>/home/vietdu91/42_works/minishell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2">
            <text:p><text:span text:style-name="T21">A gerer ?</text:span><text:span text:style-name="T21"/></text:p>
            <text:p>/home/vietdu91/42_works</text:p>
          </table:table-cell>
          <table:table-cell table:number-columns-repeated="16374"/>
        </table:table-row>
        <table:table-row table:style-name="ro10">
          <table:table-cell office:value-type="string" table:number-columns-spanned="1" table:number-rows-spanned="14" table:style-name="ce104">
            <text:p>BÂTARDS<text:s/><text:span text:style-name="T30">🖕</text:span></text:p>
          </table:table-cell>
          <table:table-cell office:value-type="string" table:style-name="ce10">
            <text:p><text:span text:style-name="T24">$&gt;</text:span><text:s/>chmod 000 minishell</text:p>
            <text:p><text:span text:style-name="T24">$&gt;</text:span><text:s/>./minishell</text:p>
          </table:table-cell>
          <table:table-cell office:value-type="string" table:style-name="ce68">
            <text:p>messag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./minishell 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hola</text:p>
          </table:table-cell>
          <table:table-cell table:style-name="ce69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dif</text:p>
          </table:table-cell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./Makefile</text:p>
          </table:table-cell>
          <table:table-cell office:value-type="string" table:style-name="ce68">
            <text:p>messag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6">
            <text:p>bash: ./Makefile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./minishell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6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Relance le Minishell</text:p>
            <text:p>Il faut donc 2 fois exit pour exit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 | grep SHLVL</text:p>
            <text:p><text:span text:style-name="T14">$&gt;</text:span><text:s/>./minishell</text:p>
            <text:p><text:span text:style-name="T14">$&gt;</text:span><text:s/>env | grep SHLVL</text:p>
            <text:p><text:span text:style-name="T14">$&gt;</text:span><text:s/>exit</text:p>
            <text:p><text:span text:style-name="T14">$&gt;</text:span><text:s/>env | grep SHLV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6"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touch hola</text:p>
            <text:p><text:span text:style-name="T14">$&gt;</text:span><text:s/>./hola</text:p>
          </table:table-cell>
          <table:table-cell office:value-type="string" table:style-name="ce68">
            <text:p>messag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./hola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nv|"wc" -l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70">
            <text:p>66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nv|"wc "-l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wc -l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r 1 + 1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2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r $? + $?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<text:span text:style-name="T17">0</text:span><text:span text:style-name="T17"/>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16">
            <text:p>Fait la somme de la valeur de $?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0">
            <text:p><text:span text:style-name="T24">$&gt;</text:span><text:s/>env -i ./minishell</text:p>
            <text:p><text:span text:style-name="T14">$&gt;</text:span><text:s/>env</text:p>
          </table:table-cell>
          <table:table-cell table:style-name="ce11"/>
          <table:table-cell office:value-type="string" table:style-name="ce22">
            <text:p>NON GERE</text:p>
          </table:table-cell>
          <table:table-cell table:style-name="ce13"/>
          <table:table-cell office:value-type="string" table:style-name="ce14">
            <text:p>?</text:p>
          </table:table-cell>
          <table:table-cell office:value-type="string" table:style-name="ce15">
            <text:p>?</text:p>
          </table:table-cell>
          <table:table-cell office:value-type="string" table:style-name="ce30">
            <text:p>PWD=/mnt/nfs/homes/emtran/Desktop/42_minishell</text:p>
            <text:p>SHLVL=1</text:p>
            <text:p>_=/usr/bin/env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0">
            <text:p><text:span text:style-name="T24">$&gt;</text:span><text:s/>env -i ./minishell</text:p>
            <text:p><text:span text:style-name="T14">$&gt;</text:span><text:s/>export</text:p>
          </table:table-cell>
          <table:table-cell table:style-name="ce11"/>
          <table:table-cell office:value-type="string" table:style-name="ce22">
            <text:p>NON GERE</text:p>
          </table:table-cell>
          <table:table-cell table:style-name="ce13"/>
          <table:table-cell table:style-name="ce14"/>
          <table:table-cell table:style-name="ce15"/>
          <table:table-cell office:value-type="string" table:style-name="ce30">
            <text:p>export OLDPWD</text:p>
            <text:p>export PWD="/mnt/nfs/homes/emtran/Desktop/42_minishell"</text:p>
            <text:p>export SHLVL="1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0">
            <text:p><text:span text:style-name="T24">$&gt;</text:span><text:s/>env -i ./minishell</text:p>
            <text:p><text:span text:style-name="T14">$&gt;</text:span><text:s/>cd</text:p>
          </table:table-cell>
          <table:table-cell table:style-name="ce11"/>
          <table:table-cell office:value-type="string" table:style-name="ce22">
            <text:p>NON GERE</text:p>
          </table:table-cell>
          <table:table-cell table:style-name="ce13"/>
          <table:table-cell table:style-name="ce14"/>
          <table:table-cell table:style-name="ce15"/>
          <table:table-cell office:value-type="string" table:style-name="ce30">
            <text:p>bash: cd: HOME not set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0">
            <text:p><text:span text:style-name="T24">$&gt;</text:span><text:s/>env -i ./minishell</text:p>
            <text:p><text:span text:style-name="T14">$&gt;</text:span><text:s/>cd ~</text:p>
          </table:table-cell>
          <table:table-cell office:value-type="string" table:style-name="ce22">
            <text:p>NON GERE</text:p>
          </table:table-cell>
          <table:table-cell office:value-type="string" table:style-name="ce22">
            <text:p>NON GERE</text:p>
          </table:table-cell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/home/vietdu91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46" table:style-name="ce101">
            <text:p>EXIT <text:s/>⛔</text:p>
          </table:table-cell>
          <table:table-cell office:value-type="string" table:style-name="ce19">
            <text:p><text:span text:style-name="T14">$&gt;</text:span><text:s/>exit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exit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exit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hola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que tal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hola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42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00042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</text:p>
          </table:table-cell>
          <table:table-cell table:style-name="ce35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 666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hola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 666 666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hola 666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too many arguments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 666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hola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259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3" table:style-name="ce28">
            <text:p>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252" table:style-name="ce28">
            <text:p>25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2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000042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259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253" table:style-name="ce28">
            <text:p>25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02" table:style-name="ce28">
            <text:p>10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666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0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42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9 -96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666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--666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666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++++666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++0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++++++0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----0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------0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666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666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02" table:style-name="ce28">
            <text:p>10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666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---666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----666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+++666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++++666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'66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2'66'32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8" table:style-name="ce28">
            <text:p>8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'666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'666'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"666"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bash: exit: "666"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"666"666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'666'"666"666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'666'"666"666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86" table:style-name="ce28">
            <text:p>86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9223372036854775807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255" table:style-name="ce28">
            <text:p>255</text:p>
          </table:table-cell>
          <table:table-cell table:style-name="ce29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exit 9223372036854775808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72">
            <text:p>exit</text:p>
            <text:p>bash: exit: 9223372036854775808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9223372036854775808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8">
            <text:p>exit</text:p>
            <text:p><text:span text:style-name="T24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exit -9223372036854775809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72">
            <text:p>exit</text:p>
            <text:p>bash: exit: -9223372036854775809: numeric argument required</text:p>
            <text:p><text:span text:style-name="T24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4">
          <table:table-cell office:value-type="string" table:number-columns-spanned="1" table:number-rows-spanned="48" table:style-name="ce104">
            <text:p>PIPES<text:s/><text:span text:style-name="T12">🚬</text:span></text:p>
          </table:table-cell>
          <table:table-cell office:value-type="string" table:style-name="ce19">
            <text:p><text:span text:style-name="T14">$&gt;</text:span><text:s/>cat | cat | cat | ls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/>
            <text:p/>
            <text:p/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0">
            <text:p>Apparaît la ligne ls</text:p>
            <text:p>Et 3 retours à la ligne avec la touche Entrée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| exi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0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exit 42</text:p>
          </table:table-cell>
          <table:table-cell table:style-name="ce73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42" table:style-name="ce18">
            <text:p>42</text:p>
          </table:table-cell>
          <table:table-cell office:value-type="string" table:style-name="ce16">
            <text:p>Ne fait rien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it | ls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xit | cat -e 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cat -e bonjour | exi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| echo</text:p>
          </table:table-cell>
          <table:table-cell table:style-name="ce69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echo que tal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que tal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| echo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nv | echo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oui | cat -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oui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cho oui | echo non | echo hola | grep oui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cho oui | echo non | echo hola | grep non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cho oui | echo non | echo hola | grep hol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echo hola | cat -e | cat -e | cat -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echo "hola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"hola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pwd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1">
            <text:p>/home/vietdu91/42_works/minishell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ifconfig | grep ":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ifconfig | grep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oami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vietdu91</text:span>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ereis ls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ls: /usr/bin/ls /usr/share/man/man1/ls.1posix.gz /usr/share/man/man1/ls.1.gz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| ls hol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| hola | ls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hola: command not found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 | rev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echo hola | rev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aloh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.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Sort la commande entiere de ls -la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'.'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cho test.c | cat -e| cat -e| cat -e| cat -e| cat -e| cat -e| cat -e| cat -e|cat -e|cat -e|cat -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test.c$$$$$$$$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cho hola | cat | cat | cat | cat | cat | grep hol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ca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 ca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ca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ca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hola || ca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|| cat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|o hola | cat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: command not found</text:p>
            <text:p>bash: o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cat -e | cat -e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[...]</text:p>
            <text:p><text:span text:style-name="T17">$$</text:span><text:span text:style-name="T17"/></text:p>
            <text:p><text:span text:style-name="T17">.PHONY: all clean fclean re$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grep srcs | cat -e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cat Makefile | grep srcs | grep srcs | cat -e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0">
            <text:p>bash: cd: file_not_exist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office:value-type="string" table:style-name="ce15">
            <text:p>OK</text:p>
          </table:table-cell>
          <table:table-cell office:value-type="string" table:style-name="ce30">
            <text:p>bash: hello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30">
            <text:p><text:span text:style-name="T14">$&gt;</text:span><text:s/>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0"/>
          <table:table-cell office:value-type="string" table:style-name="ce30">
            <text:p><text:span text:style-name="T14">$&gt;</text:span><text:s/>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table-cell table:style-name="ce60"/>
          <table:table-cell office:value-type="string" table:style-name="ce30">
            <text:p><text:span text:style-name="T14">$&gt;</text:span><text:s/>export HOLA | echo hola</text:p>
            <text:p><text:span text:style-name="T14">$&gt;</text:span><text:s/>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0"/>
          <table:table-cell office:value-type="string" table:style-name="ce30">
            <text:p><text:span text:style-name="T14">$&gt;</text:span><text:s/>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0"/>
          <table:table-cell office:value-type="string" table:style-name="ce30">
            <text:p><text:span text:style-name="T14">$&gt;</text:span><text:s/>sleep 3 | sleep 3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0"/>
          <table:table-cell office:value-type="string" table:style-name="ce30">
            <text:p><text:span text:style-name="T14">$&gt;</text:span><text:s/>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real0m3.002s</text:p>
            <text:p>user0m0.003s</text:p>
            <text:p>sys0m0.001s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0"/>
          <table:table-cell office:value-type="string" table:style-name="ce30">
            <text:p><text:span text:style-name="T14">$&gt;</text:span><text:s/>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0"/>
          <table:table-cell office:value-type="string" table:style-name="ce30">
            <text:p><text:span text:style-name="T14">$&gt;</text:span><text:s/>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0"/>
          <table:table-cell office:value-type="string" table:style-name="ce19">
            <text:p><text:span text:style-name="T14">$&gt;</text:span><text:s/>echo hola &gt; a</text:p>
            <text:p><text:span text:style-name="T14">$&gt;</text:span><text:s/>&gt;&gt;b echo que tal</text:p>
            <text:p><text:span text:style-name="T14">$&gt;</text:span><text:s/>cat a | &lt;b cat | cat &gt; c | cat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3">
          <table:table-cell office:value-type="string" table:number-columns-spanned="1" table:number-rows-spanned="26" table:style-name="ce101">
            <text:p>&amp;&amp;<text:s/><text:span text:style-name="T20">🍒</text:span><text:s/>||</text:p>
          </table:table-cell>
          <table:table-cell office:value-type="string" table:style-name="ce19">
            <text:p><text:span text:style-name="T14">$&gt;</text:span><text:s/>pwd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pwd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hola ||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hola &amp;&amp;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bonjour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bonjour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-n bonjour &amp;&amp; echo -n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hola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pwd &amp;&amp;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pwd ||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pwd &amp;&amp;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pwd ||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|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export ""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&amp;&amp;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""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||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9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;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9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&amp;&amp;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9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;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9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||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6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9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&amp;&amp;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9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at | echo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/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cat | echo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/>
            <text:p/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|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&amp;&amp;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/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"" &amp;&amp; unse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</table:table-cell>
          <table:table-cell office:value-type="float" office:value="1" table:style-name="ce28">
            <text:p>1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10">
          <table:table-cell office:value-type="string" table:number-columns-spanned="1" table:number-rows-spanned="38" table:style-name="ce104">
            <text:p>( PARENTHESES )</text:p>
          </table:table-cell>
          <table:table-cell office:value-type="string" table:style-name="ce19">
            <text:p><text:span text:style-name="T14">$&gt;</text:span><text:s/>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( ( ls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 ( ) ls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&amp;&amp;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 ( ls&amp;&amp;pwd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 ( ls ) &amp;&amp;pwd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ls &amp;&amp; ( ( pwd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/text:span><text:s/>(ls &amp;&amp; pwd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78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&gt; hola ls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&gt; hola 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(&g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&l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text:s/><text:span text:style-name="T15">Si pwd existe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&lt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75">
            <text:p>[BONUS]<text:s/><text:span text:style-name="T15">Si pwd n'existe pas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 ( ( ( ( pwd)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)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&gt; pwd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(ls||pwd)&amp;&amp;(l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crashtest.c Docs Dockers Drawings Makefile minishell philosophers pwd srcs test.c</text:p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(lss||pwd)&amp;&amp;(ls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<text:span text:style-name="T13">bash: lss: command not found</text:span><text:span text:style-name="T13"/></text:p>
            <text:p>/home/vietdu91/42_works/minishell</text:p>
            <text:p><text:span text:style-name="T13">bash: lss: command not found</text:span><text:span text:style-name="T13"/>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(lss&amp;&amp;pwd)&amp;&amp;(lss&amp;&amp;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8">
            <text:p><text:span text:style-name="T13">bash: lss: command not found</text:span><text:span text:style-name="T13"/></text:p>
            <text:p><text:span text:style-name="T13">$&gt;</text:span></text:p>
          </table:table-cell>
          <table:table-cell office:value-type="float" office:value="127" table:style-name="ce18">
            <text:p>127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78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78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text:s/></text:span>(ls &amp;&amp; pwd | wc) &gt;&gt; hola</text:p>
            <text:p><text:span text:style-name="T14">$&gt;</text:span><text:s/>echo hey&amp;&amp;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78">
            <text:p><text:span text:style-name="T13">hey</text:span><text:span text:style-name="T13"/></text:p>
            <text:p><text:span text:style-name="T13">$&gt;</text:span><text:span text:style-name="T13"/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text:s/></text:span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text:s/></text:span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text:s/></text:span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(ls -z || pwd &amp;&amp; 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invalid option -- 'z'</text:p>
            <text:p><text:span text:style-name="T17">/home/vietdu91/42_works/minishell</text:span><text:span text:style-name="T17"/></text:p>
            <text:p><text:span text:style-name="T17">crashtest.c Docs Dockers Drawings Makefile minishell philosophers pwd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0">
            <text:p><text:span text:style-name="T14">$&gt;</text:span><text:s/>ls || (cat Makefile|grep srcs) &amp;&amp; (pwd|wc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-z &amp;&amp; (ls) &amp;&amp; (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: invalid option -- 'z'</text:p>
            <text:p>$&gt;</text:p>
          </table:table-cell>
          <table:table-cell office:value-type="float" office:value="130" table:style-name="ce18">
            <text:p>13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(ls &gt; Docs/hey &amp;&amp; pwd)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ls &gt; Docs/hey &amp;&amp; pwd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2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../.. &amp;&amp; pwd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(cd ../.. &amp;&amp; pwd)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-z || cd ../../..&amp;&amp;pwd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3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-z || (cd ../../..&amp;&amp;pwd)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3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5">
            <text:p>[BONUS]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105" table:style-name="ce101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office:value-type="string" table:style-name="ce19">
            <text:p><text:span text:style-name="T14">$&gt;</text:span><text:s/>echo hola &gt; bonjour</text:p>
            <text:p><text:span text:style-name="T14">$&gt;</text:span><text:s/>cat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que tal &gt;&gt; bonjour</text:p>
            <text:p><text:span text:style-name="T14">$&gt;</text:span><text:s/>cat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bonjour</text:p>
            <text:p><text:span text:style-name="T14">$&gt;</text:span><text:s/>cat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/tmp/bonjour</text:p>
            <text:p><text:span text:style-name="T14">$&gt;</text:span><text:s/>cat -e /tmp/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$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hey</text:p>
            <text:p><text:span text:style-name="T14">$&gt;</text:span><text:s/>echo bonjour &gt; $HOLA</text:p>
            <text:p><text:span text:style-name="T14">$&gt;</text:span><text:s/>echo $HOLA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whereis grep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grep: /usr/bin/grep /usr/share/man/man1/grep.1.gz /usr/share/man/man1/grep.1posix.gz /usr/share/info/grep.info.gz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&gt;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&gt; 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&g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 &l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&g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|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rout hola &gt; bonjour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command not found</text:p>
            <text:p>$&gt;</text:p>
            <text:p>bonjour [...]</text:p>
          </table:table-cell>
          <table:table-cell office:value-type="string" table:style-name="ce28">
            <text:p>127</text:p>
            <text:p>0</text:p>
          </table:table-cell>
          <table:table-cell office:value-type="string" table:style-name="ce34">
            <text:p>Erreur mais file "bonjour" cree tout de me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ls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llo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echo hola &gt; hello &gt;&gt; hello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echo hola &gt;&gt; hello &gt;&gt; hello 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ola &gt;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8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bonjour &lt;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1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14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 bonjour</text:p>
            <text:p><text:span text:style-name="T14">$&gt;</text:span><text:s/>cat bonjour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bonjour</text:p>
          </table:table-cell>
          <table:table-cell office:value-type="string" table:style-name="ce28"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&gt;bonjour echo &gt; hola&gt;bonjour&gt;hola&gt;&gt;bonjour&gt;hola hey &gt;bonjour hola &gt;hola</text:p>
            <text:p><text:span text:style-name="T14">$&gt;</text:span><text:s/>cat bonjour</text:p>
            <text:p><text:span text:style-name="T14">$&gt;<text:s/></text:span>cat hola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ey 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14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hola1 &gt;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$&gt;</text:p>
            <text:p>hello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14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&gt;hola1 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pwd</text:p>
            <text:p><text:span text:style-name="T14">$&gt;</text:span><text:s/>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wd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&lt; pwd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4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&lt;<text:s/><text:span text:style-name="T17">Makefile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.: not enough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34">
            <text:p>Voir pourquoi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at &lt;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4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at &lt;srcs/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srcs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4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at &lt;../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..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4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at 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34">
            <text:p>Marche aussi pour les autres operateurs de redirection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at &gt;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at &gt;&gt; &lt;&l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syntax error near unexpected token `&lt;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at &gt;&gt; &gt; &gt;&gt; &lt;&lt; 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7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 &gt; 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gt; ls1 &lt; ls2</text:p>
            <text:p><text:span text:style-name="T14">$&gt;</text:span><text:s/>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2: No such file or directory</text:p>
            <text:p>$&gt;</text:p>
            <text:p>ls1 [...]</text:p>
            <text:p>$&gt;</text:p>
          </table:table-cell>
          <table:table-cell office:value-type="string" table:style-name="ce28"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hola</text:p>
            <text:p><text:span text:style-name="T14">$&gt;</text:span><text:s/>cat hola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bonjour</text:p>
            <text:p><text:span text:style-name="T14">$&gt;</text:span><text:s/>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 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srcs/bonjour</text:p>
            <text:p><text:span text:style-name="T14">$&gt;</text:span><text:s/>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'"h"o hola &gt; bonjour</text:p>
            <text:p><text:span text:style-name="T14">$&gt;</text:span><text:s/>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hola &gt; bonjour\ 1</text:p>
            <text:p><text:span text:style-name="T14">$&gt;</text:span><text:s/>ls</text:p>
            <text:p><text:span text:style-name="T14">$&gt;</text:span><text:s/>cat bonjour\ 1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1' [...]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 hey</text:p>
            <text:p><text:span text:style-name="T14">$&gt;</text:span><text:s/>ls</text:p>
            <text:p><text:span text:style-name="T14">$&gt;</text:span><text:s/>cat bonjour</text:p>
            <text:p><text:span text:style-name="T14">$&gt;</text:span><text:s/>cat hey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srcs/hello &lt;prout</text:p>
            <text:p><text:span text:style-name="T14">$&gt;</text:span><text:s/>cat srcs/bonjour srcs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gt;srcs/hello &lt;prout</text:p>
            <text:p><text:span text:style-name="T14">$&gt;</text:span><text:s/>ls srcs</text:p>
            <text:p><text:span text:style-name="T14">$&gt;</text:span><text:s/>cat srcs/bonjour srcs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lt;prout &gt;srcs/hello</text:p>
            <text:p><text:span text:style-name="T14">$&gt;</text:span><text:s/>ls srcs</text:p>
            <text:p><text:span text:style-name="T14">$&gt;</text:span><text:s/>cat srcs/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gt;../hello &lt;prout</text:p>
            <text:p><text:span text:style-name="T14">$&gt;</text:span><text:s/>cat ../bonjour ..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gt;../hello &lt;prout</text:p>
            <text:p><text:span text:style-name="T14">$&gt;</text:span><text:s/>ls ..</text:p>
            <text:p><text:span text:style-name="T14">$&gt;</text:span><text:s/>cat ../bonjour ..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lt;prout &gt;../hello</text:p>
            <text:p><text:span text:style-name="T14">$&gt;</text:span><text:s/>cat ../bonjour</text:p>
            <text:p><text:span text:style-name="T14">$&gt;</text:span><text:s/>cat ..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lt;prout &gt;../hello</text:p>
            <text:p><text:span text:style-name="T14">$&gt;</text:span><text:s/>ls ..</text:p>
            <text:p><text:span text:style-name="T14">$&gt;</text:span><text:s/>cat ../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lt;prout &gt;&gt;srcs/bonjour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lt;bonjour &gt;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&gt;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rm bonjour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lt;prout 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&gt;bonjour &lt;prout hello</text:p>
            <text:p><text:span text:style-name="T14">$&gt;</text:span><text:s/>cat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</table:table-cell>
          <table:table-cell office:value-type="string" table:style-name="ce29">
            <text:p>Le fichier hello n'existe p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&lt;bonjour cat | wc &gt; bonjour</text:p>
            <text:p><text:span text:style-name="T14">$&gt;</text:span><text:s/>cat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 0 0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rm -f bonjour</text:p>
            <text:p><text:span text:style-name="T14">$&gt;</text:span><text:s/>rm bonjour &gt; bonjour</text:p>
            <text:p><text:span text:style-name="T14">$&gt;</text:span><text:s/>ls -l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bonjour': No such file or directory</text:p>
          </table:table-cell>
          <table:table-cell office:value-type="string" table:style-name="ce28">
            <text:p>0</text:p>
            <text:p>0</text:p>
            <text:p>2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</text:p>
            <text:p><text:span text:style-name="T14">$&gt;</text:span><text:s/>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"$HOLA"</text:p>
            <text:p><text:span text:style-name="T14">$&gt;</text:span><text:s/>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"HOLA"</text:p>
            <text:p><text:span text:style-name="T14">$&gt;</text:span><text:s/>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&gt;hey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xport A=hey</text:p>
            <text:p><text:span text:style-name="T14">$&gt;</text:span><text:s/>export A B=Hola D E C="Que Tal"</text:p>
            <text:p><text:span text:style-name="T14">$&gt;</text:span><text:s/>echo $PROUT$B$C &gt; /tmp/a &gt; /tmp/b &gt; /tmp/c</text:p>
            <text:p><text:span text:style-name="T14">$&gt;</text:span><text:s/>cat /tmp/a</text:p>
            <text:p><text:span text:style-name="T14">$&gt;</text:span><text:s/>cat /tmp/b</text:p>
            <text:p><text:span text:style-name="T14">$&gt;<text:s/>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  <text:p>$&gt;</text:p>
            <text:p>$&gt;</text:p>
            <text:p>Hola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87">
            <text:p><text:span text:style-name="T14">!!!!!</text:span><text:s/>Contenu du fichier a : "Amour Tu es Horrible"</text:p>
            <text:p><text:span text:style-name="T22">!!!!!</text:span><text:s/>Contenu du fichier b : "0123456789"</text:p>
            <text:p><text:span text:style-name="T28">!!!!!</text:span><text:s/>Contenu du fichier c : "Prout"</text:p>
          </table:table-cell>
          <table:table-cell table:number-columns-repeated="6" table:style-name="ce88"/>
          <table:table-cell table:number-columns-repeated="2"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rout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a &gt; b &gt; c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kdir dir</text:p>
            <text:p><text:span text:style-name="T14">$&gt;</text:span><text:s/>ls -la &gt; dir/bonjour</text:p>
            <text:p><text:span text:style-name="T14">$&gt;</text:span><text:s/>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</text:p>
            <text:p><text:span text:style-name="T14">$&gt;</text:span><text:s/>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d cat &lt;a &gt;&gt;e</text:p>
            <text:p><text:span text:style-name="T14">$&gt;</text:span><text:s/>cat a</text:p>
            <text:p><text:span text:style-name="T14">$&gt;</text:span><text:s/>cat d</text:p>
            <text:p><text:span text:style-name="T14">$&gt;</text:span><text:s/>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Amour</text:p>
            <text:p>$&gt;</text:p>
            <text:p>Amour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 a &gt; b cat &gt; hey &gt;&gt; d</text:p>
            <text:p><text:span text:style-name="T14">$&gt;</text:span><text:s/>cat d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  <text:p>[...] a b hey d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4"/>
          <table:table-cell table:number-columns-repeated="16374"/>
        </table:table-row>
        <table:table-row table:style-name="ro6">
          <table:table-cell office:value-type="string" table:number-columns-spanned="1" table:number-rows-spanned="19" table:style-name="ce104">
            <text:p>HEREDOC<text:s/><text:span text:style-name="T25">⏮️</text:span></text:p>
          </table:table-cell>
          <table:table-cell office:value-type="string" table:style-name="ce19">
            <text:p><text:span text:style-name="T14">$&gt;</text:span><text:s/>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$HOME</text:p>
          </table:table-cell>
          <table:table-cell table:style-name="ce11"/>
          <table:table-cell table:style-name="ce12"/>
          <table:table-cell table:style-name="ce89"/>
          <table:table-cell table:style-name="ce14"/>
          <table:table-cell table:style-name="ce15"/>
          <table:table-cell office:value-type="string" table:style-name="ce19">
            <text:p>&gt; prout</text:p>
            <text:p>&gt; /home/vietdu91</text:p>
            <text:p>&gt; $HO</text:p>
            <text:p>&gt; 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&gt; bonjour</text:p>
            <text:p><text:span text:style-name="T14">$&gt;</text:span><text:s/>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| rev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</text:p>
            <text:p>&gt;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at &lt;&lt;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91">
            <text:p>bash: syntax error near 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prout &lt;&lt; lol &lt;&lt; koala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koa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rout &lt;&lt; lol &lt;&lt; cat &lt;&lt; koala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cat</text:p>
            <text:p>&gt; koala</text:p>
            <text:p>bash: prout: command not found</text:p>
          </table:table-cell>
          <table:table-cell office:value-type="float" office:value="127" table:style-name="ce18">
            <text:p>127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hola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5">
            <text:p>&gt; $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hola"$"b"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5">
            <text:p>&gt; hola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$hola"$$"b"</text:p>
          </table:table-cell>
          <table:table-cell table:style-name="ce90"/>
          <table:table-cell table:style-name="ce12"/>
          <table:table-cell table:style-name="ce13"/>
          <table:table-cell table:style-name="ce92"/>
          <table:table-cell table:style-name="ce15"/>
          <table:table-cell office:value-type="string" table:style-name="ce55">
            <text:p>&gt; $hola$$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$la$"$a"$$"b"</text:p>
          </table:table-cell>
          <table:table-cell table:style-name="ce90"/>
          <table:table-cell table:style-name="ce12"/>
          <table:table-cell table:style-name="ce13"/>
          <table:table-cell table:style-name="ce92"/>
          <table:table-cell table:style-name="ce15"/>
          <table:table-cell office:value-type="string" table:style-name="ce55">
            <text:p>&gt; hola$a$$b</text:p>
            <text:p>&gt; ho$la$a$$n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5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5">
            <text:p>bash: syntax error near unexpected token `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5">
            <text:p>bash: syntax error near 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5"/>
          <table:table-cell table:number-columns-repeated="16374"/>
        </table:table-row>
        <table:table-row table:style-name="ro17">
          <table:table-cell office:value-type="string" table:number-columns-spanned="1" table:number-rows-spanned="6" table:style-name="ce101">
            <text:p>WILDCARD ⭐</text:p>
          </table:table-cell>
          <table:table-cell office:value-type="string" table:style-name="ce19">
            <text:p><text:span text:style-name="T14">$&gt;</text:span><text:s/>ls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office:value-type="string" table:style-name="ce30">
            <text:p><text:span text:style-name="T17">crashtest.c Docs Dockers Drawings Makefile minishell philosophers test.c</text:span><text:span text:style-name="T17"/></text:p>
            <text:p/>
            <text:p><text:span text:style-name="T17">Docs:</text:span><text:span text:style-name="T17"/></text:p>
            <text:p><text:span text:style-name="T17">identite.pdf loyer.pdf</text:span><text:span text:style-name="T17"/></text:p>
            <text:p><text:span text:style-name="T17">srcs:</text:span><text:span text:style-name="T17"/></text:p>
            <text:p><text:span text:style-name="T17">main.c utils.c sor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*.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*.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office:value-type="string" table:style-name="ce30">
            <text:p>ls: cannot access '*.hola' : No such file or directory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at M*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at M*e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office:value-type="string" table:style-name="ce10">
            <text:p>cat: 'M*ee': No such file or directory</text:p>
          </table:table-cell>
          <table:table-cell office:value-type="float" office:value="1" table:style-name="ce28">
            <text:p>1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at Make*fi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6">
            <text:p>[BONUS]</text:p>
          </table:table-cell>
          <table:table-cell table:number-columns-repeated="16374"/>
        </table:table-row>
        <table:table-row table:number-rows-repeated="1047808" table:style-name="ro3">
          <table:table-cell table:number-columns-repeated="16384"/>
        </table:table-row>
        <table:named-expressions>
          <table:named-range table:name="_xlnm._FilterDatabase" table:cell-range-address="RC.$D$23:RC.$G$768" table:base-cell-address="RC.$A$1"/>
        </table:named-expressions>
      </table:table>
      <table:database-ranges>
        <table:database-range table:target-range-address="RC.D23:RC.G768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1" svg:font-family="&quot;Ubuntu Mono1&quot;"/>
    <style:font-face style:name="&quot;docs-Ubuntu Mono&quot;" svg:font-family="&quot;&quot;docs-Ubuntu Mono&quot;&quot;"/>
    <style:font-face style:name="Ubuntu Mono" svg:font-family="&quot;Ubuntu Mono&quot;"/>
    <style:font-face style:name="Ubuntu Mono,Arial" svg:font-family="&quot;Ubuntu Mono,Arial&quot;"/>
    <style:font-face style:name="docs-Cantarell" svg:font-family="docs-Cantarell"/>
  </office:font-face-decls>
  <office:styles>
    <number:number-style style:name="N0">
      <number:number number:min-integer-digits="1"/>
    </number:number-style>
    <number:currency-style style:name="N36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FF0000"/>
      <style:text-properties fo:color="#FFFFFF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-X="1" style:table-centering="horizontal" style:print="grid 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Olivier  Filloux</dc:creator>
    <dc:date>2025-07-12T16:13:17Z</dc:date>
    <meta:editing-cycles>16</meta:editing-cycles>
    <meta:editing-duration>PT25590S</meta:editing-duration>
  </office:meta>
</office:document-meta>
</file>